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ython3 detect.py --weights ./best.pt --img 640 --conf 0.1 --source ../datasets/lego/test/im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15:01:04.858376275</meta:creation-date>
    <dc:date>2022-12-20T15:01:39.985196193</dc:date>
    <meta:editing-duration>PT35S</meta:editing-duration>
    <meta:editing-cycles>1</meta:editing-cycles>
    <meta:document-statistic meta:table-count="0" meta:image-count="0" meta:object-count="0" meta:page-count="1" meta:paragraph-count="1" meta:word-count="14" meta:character-count="96" meta:non-whitespace-character-count="87"/>
    <meta:generator>LibreOffice/6.4.7.2$Linux_X86_64 LibreOffice_project/40$Build-2</meta:generator>
  </office:meta>
</office:document-meta>
</file>